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 Tus observaciones afinan el mensaje con mayor rigor y coherencia con la teoría que estás construyendo. Integro tus correcciones y reformulo el mensaje objetivo final de este capítulo para que quede claro, directo y útil como base para el desarrollo:</text:p>
      <text:p text:style-name="Horizontal_20_Line"/>
      <text:h text:style-name="Heading_20_3" text:outline-level="3">✅ <text:span text:style-name="Strong_20_Emphasis">Mensaje Objetivo (versión final):</text:span></text:h>
      <text:p text:style-name="Quotations"><text:span text:style-name="Strong_20_Emphasis">"El ciclo de vida es la rutina de ejecución de la vida como sistema inteligente. Todo individuo nace, se reproduce y muere, cumpliendo así su función dentro del sistema. Este ciclo es inevitable y no puede ser modificado, porque es el único medio que tiene la vida para procesar información y avanzar en la resolución de problemas. Nuestra conciencia no necesita conocer el ciclo: su única función es impulsarnos, por medio de acciones e instintos, a completar la etapa de reproducción. No somos conscientes del propósito, pero lo cumplimos igual."</text:span></text:p>
      <text:p text:style-name="Horizontal_20_Line"/>
      <text:h text:style-name="Heading_20_3" text:outline-level="3">✅ <text:span text:style-name="Strong_20_Emphasis">Resumen de ideas clave integradas:</text:span></text:h>
      <text:list xml:id="list4153279325" text:style-name="L2">
        <text:list-item>
          <text:p text:style-name="P2"><text:span text:style-name="Strong_20_Emphasis">¿Qué es el ciclo de vida?</text:span><text:line-break/>→ Es la rutina funcional del sistema: <text:span text:style-name="Emphasis">nacer → reproducirse → morir</text:span>. Cada individuo ejecuta esa rutina una sola vez.</text:p>
        </text:list-item>
        <text:list-item>
          <text:p text:style-name="P2"><text:span text:style-name="Strong_20_Emphasis">¿Cuál es su función dentro del sistema?</text:span><text:line-break/>→ Permitir el procesamiento de información generacional. Es la <text:span text:style-name="Strong_20_Emphasis">única vía posible</text:span> de evolución y adaptación.</text:p>
        </text:list-item>
        <text:list-item>
          <text:p text:style-name="P2"><text:span text:style-name="Strong_20_Emphasis">¿Todos los seres vivientes lo cumplen?</text:span><text:line-break/>→ Sí. Es una propiedad universal del sistema inteligente llamado vida.</text:p>
        </text:list-item>
        <text:list-item>
          <text:p text:style-name="P2"><text:span text:style-name="Strong_20_Emphasis">¿Puede evitarse o modificarse?</text:span><text:line-break/>→ <text:span text:style-name="Strong_20_Emphasis">No.</text:span> El ciclo es estructural, no una elección. No hay vida sin ciclo.</text:p>
        </text:list-item>
        <text:list-item>
          <text:p text:style-name="P2"><text:span text:style-name="Strong_20_Emphasis">¿La conciencia forma parte del ciclo?</text:span><text:line-break/>→ <text:span text:style-name="Strong_20_Emphasis">Sí, como herramienta funcional.</text:span> No necesita entender el propósito. Su rol es guiar las acciones necesarias para que la etapa reproductiva ocurra, aunque el objetivo permanezca oculto.</text:p>
        </text:list-item>
      </text:list>
      <text:p text:style-name="Horizontal_20_Line"/>
      <text:p text:style-name="Text_20_body">¿Quieres ahora que desarrollemos cómo estos conceptos pueden representarse en la historia de Elara (por ejemplo, mediante una experiencia simbólica de su propio “ciclo”), o comenzamos por el laboratorio para establecer primero las bases objetivas?</text:p>
      <text:p text:style-name="Text_20_body"/>
      <text:p text:style-name="Horizontal_20_Line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>Excelente selección de preguntas. Con ellas como guía, podemos construir un <text:span text:style-name="Strong_20_Emphasis">mensaje objetivo claro, coherente y potente</text:span> que responda desde la lógica de nuestra teoría —donde la vida es un sistema inteligente que procesa información mediante reproducción, utilizando individuos como componentes funcionales—.</text:p>
      <text:p text:style-name="Horizontal_20_Line"/>
      <text:h text:style-name="Heading_20_3" text:outline-level="3"><text:span text:style-name="Strong_20_Emphasis">Mensaje objetivo (propuesta):</text:span></text:h>
      <text:p text:style-name="Quotations"><text:span text:style-name="Strong_20_Emphasis">"El ciclo de vida es la rutina de ejecución de la vida como sistema inteligente. Cada individuo nace, se reproduce y muere, cumpliendo una función específica dentro de un proceso mayor de cálculo. Este ciclo no es opcional ni accidental: es la única forma posible que tiene el sistema para avanzar, adaptarse y explorar soluciones. Aunque nuestra conciencia no es permanente, forma parte activa de ese ciclo, como una chispa momentánea que contribuye al pensamiento de la vida."</text:span></text:p>
      <text:p text:style-name="Horizontal_20_Line"/>
      <text:h text:style-name="Heading_20_3" text:outline-level="3"><text:span text:style-name="Strong_20_Emphasis">Desglose del mensaje:</text:span></text:h>
      <text:list xml:id="list2120990432" text:style-name="L1">
        <text:list-item>
          <text:p text:style-name="P1"><text:span text:style-name="Strong_20_Emphasis">¿Qué es el ciclo de vida?</text:span><text:line-break/>→ Es la <text:span text:style-name="Strong_20_Emphasis">rutina de funcionamiento</text:span> de cada individuo en el sistema: <text:span text:style-name="Emphasis">nacer → reproducirse → morir</text:span>.</text:p>
        </text:list-item>
        <text:list-item>
          <text:p text:style-name="P1"><text:span text:style-name="Strong_20_Emphasis">¿Por qué existe? Cuál es su función?</text:span><text:line-break/>→ Permite <text:span text:style-name="Strong_20_Emphasis">procesar información</text:span> generacionalmente. Es el <text:span text:style-name="Strong_20_Emphasis">motor de avance</text:span> del sistema. Sin ciclo, no hay evolución.</text:p>
        </text:list-item>
        <text:list-item>
          <text:p text:style-name="P1"><text:span text:style-name="Strong_20_Emphasis">¿Todos los seres lo cumplen?</text:span><text:line-break/>→ Sí. <text:span text:style-name="Strong_20_Emphasis">Es una propiedad estructural</text:span> del sistema. Todo organismo, desde el más simple al más complejo, está sujeto al ciclo.</text:p>
        </text:list-item>
        <text:list-item>
          <text:p text:style-name="P1"><text:span text:style-name="Strong_20_Emphasis">¿Puedo evitarlo o modificarlo?</text:span><text:line-break/>→ <text:span text:style-name="Strong_20_Emphasis">No completamente.</text:span> Algunas variaciones existen (hibernación, latencia, etc.), pero el ciclo como estructura general es <text:span text:style-name="Strong_20_Emphasis">inevitable</text:span>.</text:p>
        </text:list-item>
        <text:list-item>
          <text:p text:style-name="P1"><text:span text:style-name="Strong_20_Emphasis">¿Mi conciencia forma parte del ciclo?</text:span><text:line-break/>→ <text:span text:style-name="Strong_20_Emphasis">Sí, pero no como entidad eterna.</text:span> La conciencia aparece como un <text:span text:style-name="Strong_20_Emphasis">evento temporal</text:span>, necesario para cumplir una función dentro del ciclo.</text:p>
        </text:list-item>
      </text:list>
      <text:p text:style-name="Horizontal_20_Line"/>
      <text:p text:style-name="Text_20_body"><text:soft-page-break/>Si lo ves bien, este mensaje puede ser la <text:span text:style-name="Strong_20_Emphasis">base filosófica y científica</text:span> que se explore en el capítulo, tanto a través de la aventura de Elara (mediante el simbolismo y el contraste con ideas místicas), como en el laboratorio (de forma lógica, técnica y objetiva).</text:p>
      <text:p text:style-name="Text_20_body">¿Quieres que trabajemos ahora en cómo ilustrar o dramatizar este mensaje dentro de la aventura de Elara? ¿O prefieres primero escribir la sección de laboratorio como ancla del pensamiento teórico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6T10:48:31.501000000</meta:creation-date>
    <dc:date>2025-07-06T10:59:42.046000000</dc:date>
    <meta:editing-duration>PT1M</meta:editing-duration>
    <meta:editing-cycles>1</meta:editing-cycles>
    <meta:document-statistic meta:table-count="0" meta:image-count="0" meta:object-count="0" meta:page-count="3" meta:paragraph-count="21" meta:word-count="630" meta:character-count="3905" meta:non-whitespace-character-count="3307"/>
    <meta:generator>LibreOffice/7.3.5.2$Windows_X86_64 LibreOffice_project/184fe81b8c8c30d8b5082578aee2fed2ea847c01</meta:generator>
  </office:meta>
</office:document-meta>
</file>